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583c" officeooo:paragraph-rsid="001b58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08:57:20.497739465</meta:creation-date>
    <dc:date>2020-02-20T08:57:50.509577633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6.0.7.3$Linux_X86_64 LibreOffice_project/00m0$Build-3</meta:generator>
  </office:meta>
</office:document-meta>
</file>